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:kern" svg:font-family="'Liberation Serif:ker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language="cs" fo:country="CZ" officeooo:rsid="0001aaae" officeooo:paragraph-rsid="0001aaae"/>
    </style:style>
    <style:style style:name="P2" style:family="paragraph" style:parent-style-name="Heading">
      <style:text-properties fo:language="cs" fo:country="CZ" officeooo:paragraph-rsid="0013116b"/>
    </style:style>
    <style:style style:name="P3" style:family="paragraph" style:parent-style-name="Heading">
      <style:text-properties fo:language="cs" fo:country="CZ" officeooo:rsid="001cbb42" officeooo:paragraph-rsid="001cbb42"/>
    </style:style>
    <style:style style:name="P4" style:family="paragraph" style:parent-style-name="Text_20_body">
      <style:text-properties fo:color="#000000" fo:language="cs" fo:country="CZ" officeooo:rsid="00122cc3" officeooo:paragraph-rsid="00122cc3"/>
    </style:style>
    <style:style style:name="P5" style:family="paragraph" style:parent-style-name="Text_20_body">
      <style:text-properties fo:language="cs" fo:country="CZ" officeooo:rsid="0003717d" officeooo:paragraph-rsid="0003717d"/>
    </style:style>
    <style:style style:name="P6" style:family="paragraph" style:parent-style-name="Text_20_body">
      <style:text-properties fo:language="cs" fo:country="CZ" officeooo:paragraph-rsid="00054761"/>
    </style:style>
    <style:style style:name="P7" style:family="paragraph" style:parent-style-name="Text_20_body">
      <style:text-properties fo:language="cs" fo:country="CZ" officeooo:paragraph-rsid="0035e1d9"/>
    </style:style>
    <style:style style:name="P8" style:family="paragraph" style:parent-style-name="Text_20_body">
      <style:text-properties fo:language="cs" fo:country="CZ" officeooo:paragraph-rsid="0008afe6"/>
    </style:style>
    <style:style style:name="P9" style:family="paragraph" style:parent-style-name="Text_20_body">
      <style:text-properties fo:language="cs" fo:country="CZ" officeooo:rsid="0024f04c" officeooo:paragraph-rsid="0024f04c"/>
    </style:style>
    <style:style style:name="P10" style:family="paragraph" style:parent-style-name="Title">
      <style:text-properties style:font-name="Liberation Sans" fo:font-size="16pt" fo:language="cs" fo:country="CZ" fo:font-weight="bold" officeooo:rsid="0003717d" officeooo:paragraph-rsid="0003717d" style:font-name-asian="Microsoft YaHei" style:font-size-asian="16pt" style:font-weight-asian="bold" style:font-name-complex="Mangal" style:font-size-complex="16pt" style:font-weight-complex="bold"/>
    </style:style>
    <style:style style:name="P11" style:family="paragraph" style:parent-style-name="Heading">
      <style:text-properties officeooo:rsid="00564ebf" officeooo:paragraph-rsid="00564ebf"/>
    </style:style>
    <style:style style:name="P12" style:family="paragraph" style:parent-style-name="Heading">
      <style:text-properties officeooo:rsid="005ecc25" officeooo:paragraph-rsid="005ecc25"/>
    </style:style>
    <style:style style:name="P13" style:family="paragraph" style:parent-style-name="Text_20_body">
      <style:text-properties officeooo:paragraph-rsid="000d341a"/>
    </style:style>
    <style:style style:name="P14" style:family="paragraph" style:parent-style-name="Text_20_body">
      <style:text-properties officeooo:paragraph-rsid="0013116b"/>
    </style:style>
    <style:style style:name="P15" style:family="paragraph" style:parent-style-name="Text_20_body">
      <style:text-properties officeooo:paragraph-rsid="00153830"/>
    </style:style>
    <style:style style:name="P16" style:family="paragraph" style:parent-style-name="Text_20_body">
      <style:text-properties officeooo:paragraph-rsid="001cbb42"/>
    </style:style>
    <style:style style:name="P17" style:family="paragraph" style:parent-style-name="Text_20_body">
      <style:text-properties officeooo:paragraph-rsid="004e935b"/>
    </style:style>
    <style:style style:name="P18" style:family="paragraph" style:parent-style-name="Text_20_body">
      <style:text-properties officeooo:paragraph-rsid="004fa8f9"/>
    </style:style>
    <style:style style:name="P19" style:family="paragraph" style:parent-style-name="Text_20_body">
      <style:text-properties officeooo:rsid="00535043" officeooo:paragraph-rsid="00535043"/>
    </style:style>
    <style:style style:name="P20" style:family="paragraph" style:parent-style-name="Text_20_body">
      <style:text-properties officeooo:paragraph-rsid="005468f9"/>
    </style:style>
    <style:style style:name="P21" style:family="paragraph" style:parent-style-name="Text_20_body">
      <style:text-properties officeooo:paragraph-rsid="00582c61"/>
    </style:style>
    <style:style style:name="P22" style:family="paragraph" style:parent-style-name="Text_20_body">
      <style:text-properties officeooo:paragraph-rsid="005c681f"/>
    </style:style>
    <style:style style:name="P23" style:family="paragraph" style:parent-style-name="Text_20_body" style:list-style-name="L2">
      <style:text-properties officeooo:rsid="005ecc25" officeooo:paragraph-rsid="005ecc25"/>
    </style:style>
    <style:style style:name="P24" style:family="paragraph" style:parent-style-name="Text_20_body">
      <style:text-properties officeooo:paragraph-rsid="005ecc25"/>
    </style:style>
    <style:style style:name="P25" style:family="paragraph" style:parent-style-name="Text_20_body" style:list-style-name="L2">
      <style:text-properties officeooo:paragraph-rsid="005ecc25"/>
    </style:style>
    <style:style style:name="P26" style:family="paragraph" style:parent-style-name="Text_20_body" style:list-style-name="L2">
      <style:text-properties officeooo:rsid="0060b670" officeooo:paragraph-rsid="0060b670"/>
    </style:style>
    <style:style style:name="T1" style:family="text">
      <style:text-properties style:font-name="Liberation Sans" fo:font-size="14pt" officeooo:rsid="0017a7e0" style:font-name-asian="Microsoft YaHei" style:font-size-asian="14pt" style:font-name-complex="Mangal" style:font-size-complex="14pt"/>
    </style:style>
    <style:style style:name="T2" style:family="text">
      <style:text-properties officeooo:rsid="00054761"/>
    </style:style>
    <style:style style:name="T3" style:family="text">
      <style:text-properties officeooo:rsid="0006164a"/>
    </style:style>
    <style:style style:name="T4" style:family="text">
      <style:text-properties officeooo:rsid="0006916d"/>
    </style:style>
    <style:style style:name="T5" style:family="text">
      <style:text-properties officeooo:rsid="000793ba"/>
    </style:style>
    <style:style style:name="T6" style:family="text">
      <style:text-properties officeooo:rsid="0007e5b9"/>
    </style:style>
    <style:style style:name="T7" style:family="text">
      <style:text-properties officeooo:rsid="0008cdea"/>
    </style:style>
    <style:style style:name="T8" style:family="text">
      <style:text-properties fo:color="#000000" officeooo:rsid="0011475e"/>
    </style:style>
    <style:style style:name="T9" style:family="text">
      <style:text-properties fo:color="#000000" officeooo:rsid="0006164a"/>
    </style:style>
    <style:style style:name="T10" style:family="text">
      <style:text-properties fo:color="#000000" officeooo:rsid="00054761"/>
    </style:style>
    <style:style style:name="T11" style:family="text">
      <style:text-properties fo:color="#000000" officeooo:rsid="0008afe6"/>
    </style:style>
    <style:style style:name="T12" style:family="text">
      <style:text-properties fo:color="#000000" officeooo:rsid="0008cdea"/>
    </style:style>
    <style:style style:name="T13" style:family="text">
      <style:text-properties fo:color="#000000" officeooo:rsid="000bef8f"/>
    </style:style>
    <style:style style:name="T14" style:family="text">
      <style:text-properties fo:color="#000000" officeooo:rsid="00153830"/>
    </style:style>
    <style:style style:name="T15" style:family="text">
      <style:text-properties fo:color="#000000" officeooo:rsid="00407bf6"/>
    </style:style>
    <style:style style:name="T16" style:family="text">
      <style:text-properties fo:color="#000000" fo:language="cs" fo:country="CZ" officeooo:rsid="000d341a"/>
    </style:style>
    <style:style style:name="T17" style:family="text">
      <style:text-properties fo:color="#000000" fo:language="cs" fo:country="CZ" officeooo:rsid="001076ed"/>
    </style:style>
    <style:style style:name="T18" style:family="text">
      <style:text-properties fo:color="#000000" fo:language="cs" fo:country="CZ" officeooo:rsid="0011475e"/>
    </style:style>
    <style:style style:name="T19" style:family="text">
      <style:text-properties fo:color="#000000" fo:language="cs" fo:country="CZ" officeooo:rsid="00427ecc"/>
    </style:style>
    <style:style style:name="T20" style:family="text">
      <style:text-properties fo:color="#000000" fo:language="cs" fo:country="CZ" officeooo:rsid="00122cc3"/>
    </style:style>
    <style:style style:name="T21" style:family="text">
      <style:text-properties fo:color="#000000" officeooo:rsid="0044966b"/>
    </style:style>
    <style:style style:name="T22" style:family="text">
      <style:text-properties officeooo:rsid="0013116b"/>
    </style:style>
    <style:style style:name="T23" style:family="text">
      <style:text-properties officeooo:rsid="00168869"/>
    </style:style>
    <style:style style:name="T24" style:family="text">
      <style:text-properties officeooo:rsid="0026476d"/>
    </style:style>
    <style:style style:name="T25" style:family="text">
      <style:text-properties officeooo:rsid="00277dde"/>
    </style:style>
    <style:style style:name="T26" style:family="text">
      <style:text-properties officeooo:rsid="0029fb99"/>
    </style:style>
    <style:style style:name="T27" style:family="text">
      <style:text-properties officeooo:rsid="0034a367"/>
    </style:style>
    <style:style style:name="T28" style:family="text">
      <style:text-properties officeooo:rsid="00359986"/>
    </style:style>
    <style:style style:name="T29" style:family="text">
      <style:text-properties officeooo:rsid="0036b230"/>
    </style:style>
    <style:style style:name="T30" style:family="text">
      <style:text-properties officeooo:rsid="00382912"/>
    </style:style>
    <style:style style:name="T31" style:family="text">
      <style:text-properties officeooo:rsid="003b43f0"/>
    </style:style>
    <style:style style:name="T32" style:family="text">
      <style:text-properties officeooo:rsid="003d29bf"/>
    </style:style>
    <style:style style:name="T33" style:family="text">
      <style:text-properties officeooo:rsid="0044966b"/>
    </style:style>
    <style:style style:name="T34" style:family="text">
      <style:text-properties fo:language="cs" fo:country="CZ" officeooo:rsid="0013116b"/>
    </style:style>
    <style:style style:name="T35" style:family="text">
      <style:text-properties fo:language="cs" fo:country="CZ" officeooo:rsid="0013dbff"/>
    </style:style>
    <style:style style:name="T36" style:family="text">
      <style:text-properties fo:language="cs" fo:country="CZ" officeooo:rsid="00455271"/>
    </style:style>
    <style:style style:name="T37" style:family="text">
      <style:text-properties fo:language="cs" fo:country="CZ" officeooo:rsid="00153830"/>
    </style:style>
    <style:style style:name="T38" style:family="text">
      <style:text-properties fo:language="cs" fo:country="CZ" officeooo:rsid="0017a7e0"/>
    </style:style>
    <style:style style:name="T39" style:family="text">
      <style:text-properties fo:language="cs" fo:country="CZ" officeooo:rsid="0018ff37"/>
    </style:style>
    <style:style style:name="T40" style:family="text">
      <style:text-properties fo:language="cs" fo:country="CZ" officeooo:rsid="0046bdf8"/>
    </style:style>
    <style:style style:name="T41" style:family="text">
      <style:text-properties fo:language="cs" fo:country="CZ" officeooo:rsid="001aae6d"/>
    </style:style>
    <style:style style:name="T42" style:family="text">
      <style:text-properties fo:language="cs" fo:country="CZ" officeooo:rsid="00307546"/>
    </style:style>
    <style:style style:name="T43" style:family="text">
      <style:text-properties fo:language="cs" fo:country="CZ" officeooo:rsid="00430f26"/>
    </style:style>
    <style:style style:name="T44" style:family="text">
      <style:text-properties fo:language="cs" fo:country="CZ" officeooo:rsid="0047aabd"/>
    </style:style>
    <style:style style:name="T45" style:family="text">
      <style:text-properties fo:language="cs" fo:country="CZ" officeooo:rsid="0049cb6e"/>
    </style:style>
    <style:style style:name="T46" style:family="text">
      <style:text-properties fo:language="cs" fo:country="CZ" officeooo:rsid="004b5962"/>
    </style:style>
    <style:style style:name="T47" style:family="text">
      <style:text-properties fo:language="cs" fo:country="CZ" officeooo:rsid="004bb49d"/>
    </style:style>
    <style:style style:name="T48" style:family="text">
      <style:text-properties fo:language="cs" fo:country="CZ" officeooo:rsid="004daa23"/>
    </style:style>
    <style:style style:name="T49" style:family="text">
      <style:text-properties fo:language="cs" fo:country="CZ" officeooo:rsid="004e935b"/>
    </style:style>
    <style:style style:name="T50" style:family="text">
      <style:text-properties fo:language="cs" fo:country="CZ" officeooo:rsid="00215501"/>
    </style:style>
    <style:style style:name="T51" style:family="text">
      <style:text-properties fo:language="cs" fo:country="CZ" officeooo:rsid="002c2651"/>
    </style:style>
    <style:style style:name="T52" style:family="text">
      <style:text-properties fo:language="cs" fo:country="CZ" officeooo:rsid="00221635"/>
    </style:style>
    <style:style style:name="T53" style:family="text">
      <style:text-properties fo:language="cs" fo:country="CZ" officeooo:rsid="0022c047"/>
    </style:style>
    <style:style style:name="T54" style:family="text">
      <style:text-properties fo:language="cs" fo:country="CZ" officeooo:rsid="002382aa"/>
    </style:style>
    <style:style style:name="T55" style:family="text">
      <style:text-properties fo:language="cs" fo:country="CZ" officeooo:rsid="0024f04c"/>
    </style:style>
    <style:style style:name="T56" style:family="text">
      <style:text-properties fo:language="cs" fo:country="CZ" officeooo:rsid="00513bb3"/>
    </style:style>
    <style:style style:name="T57" style:family="text">
      <style:text-properties fo:language="cs" fo:country="CZ" officeooo:rsid="005468f9"/>
    </style:style>
    <style:style style:name="T58" style:family="text">
      <style:text-properties fo:language="cs" fo:country="CZ" officeooo:rsid="0029fb99"/>
    </style:style>
    <style:style style:name="T59" style:family="text">
      <style:text-properties fo:language="cs" fo:country="CZ" officeooo:rsid="002af869"/>
    </style:style>
    <style:style style:name="T60" style:family="text">
      <style:text-properties fo:language="cs" fo:country="CZ" officeooo:rsid="002e06f6"/>
    </style:style>
    <style:style style:name="T61" style:family="text">
      <style:text-properties fo:language="cs" fo:country="CZ" officeooo:rsid="002eb6e4"/>
    </style:style>
    <style:style style:name="T62" style:family="text">
      <style:text-properties fo:language="cs" fo:country="CZ" officeooo:rsid="00613f4b"/>
    </style:style>
    <style:style style:name="T63" style:family="text">
      <style:text-properties style:font-name="Liberation Serif:kern" fo:language="cs" fo:country="CZ"/>
    </style:style>
    <style:style style:name="T64" style:family="text">
      <style:text-properties style:font-name="Liberation Serif:kern" fo:language="cs" fo:country="CZ" officeooo:rsid="00455271"/>
    </style:style>
    <style:style style:name="T65" style:family="text">
      <style:text-properties style:font-name="Liberation Serif:kern" fo:language="cs" fo:country="CZ" officeooo:rsid="0046bdf8"/>
    </style:style>
    <style:style style:name="T66" style:family="text">
      <style:text-properties style:font-name="Liberation Serif:kern" fo:language="cs" fo:country="CZ" officeooo:rsid="0046ef01"/>
    </style:style>
    <style:style style:name="T67" style:family="text">
      <style:text-properties style:font-name="Liberation Serif:kern" fo:language="cs" fo:country="CZ" officeooo:rsid="0047aabd"/>
    </style:style>
    <style:style style:name="T68" style:family="text">
      <style:text-properties style:font-name="Liberation Serif:kern" fo:language="cs" fo:country="CZ" officeooo:rsid="004bb49d"/>
    </style:style>
    <style:style style:name="T69" style:family="text">
      <style:text-properties style:font-name="Liberation Serif:kern" fo:language="cs" fo:country="CZ" officeooo:rsid="004e935b"/>
    </style:style>
    <style:style style:name="T70" style:family="text">
      <style:text-properties style:font-name="Liberation Serif:kern" fo:language="cs" fo:country="CZ" officeooo:rsid="004fa8f9"/>
    </style:style>
    <style:style style:name="T71" style:family="text">
      <style:text-properties style:font-name="Liberation Serif:kern" fo:language="cs" fo:country="CZ" officeooo:rsid="004fde6a"/>
    </style:style>
    <style:style style:name="T72" style:family="text">
      <style:text-properties style:font-name="Liberation Serif:kern" fo:language="cs" fo:country="CZ" officeooo:rsid="00535043"/>
    </style:style>
    <style:style style:name="T73" style:family="text">
      <style:text-properties style:font-name="Liberation Serif:kern" fo:language="cs" fo:country="CZ" officeooo:rsid="005468f9"/>
    </style:style>
    <style:style style:name="T74" style:family="text">
      <style:text-properties style:font-name="Liberation Serif:kern" fo:language="cs" fo:country="CZ" officeooo:rsid="00613f4b"/>
    </style:style>
    <style:style style:name="T75" style:family="text">
      <style:text-properties style:font-name="Liberation Serif:kern" officeooo:rsid="005c681f"/>
    </style:style>
    <style:style style:name="T76" style:family="text">
      <style:text-properties style:font-name="Liberation Serif:kern" officeooo:rsid="005d7e31"/>
    </style:style>
    <style:style style:name="T77" style:family="text">
      <style:text-properties style:font-name="Liberation Serif:kern" officeooo:rsid="0060b670"/>
    </style:style>
    <style:style style:name="T78" style:family="text">
      <style:text-properties officeooo:rsid="0047f0ee"/>
    </style:style>
    <style:style style:name="T79" style:family="text">
      <style:text-properties officeooo:rsid="005468f9"/>
    </style:style>
    <style:style style:name="T80" style:family="text">
      <style:text-properties officeooo:rsid="00582c61"/>
    </style:style>
    <style:style style:name="T81" style:family="text">
      <style:text-properties officeooo:rsid="0059a459"/>
    </style:style>
    <style:style style:name="T82" style:family="text">
      <style:text-properties officeooo:rsid="005c681f"/>
    </style:style>
    <style:style style:name="T83" style:family="text">
      <style:text-properties officeooo:rsid="005ecc25"/>
    </style:style>
    <style:style style:name="T84" style:family="text">
      <style:text-properties officeooo:rsid="0060b670"/>
    </style:style>
    <style:style style:name="T85" style:family="text">
      <style:text-properties officeooo:rsid="00613f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ozšíření architektury neuronové sítě</text:p>
      <text:p text:style-name="P5">Vážený pane předsedo, vážená komise,</text:p>
      <text:p text:style-name="P5">rád bych Vás nyní seznámil s mojí prací a s jejími výsledky.</text:p>
      <text:p text:style-name="P1">Motivace a cíle</text:p>
      <text:p text:style-name="P6"><text:span text:style-name="T2">Prvotním zadáním mé práce bylo seznámit se s </text:span><text:span text:style-name="T3">trendy v modelování biologických neuronových sítí a takzvan</text:span><text:span text:style-name="T23">ých</text:span><text:span text:style-name="T3"> </text:span><text:span text:style-name="T4">neuromorfických počítačových architektur</text:span><text:span text:style-name="T3">. Z t</text:span><text:span text:style-name="T4">ohoto</text:span><text:span text:style-name="T3"> obsáhlejší</text:span><text:span text:style-name="T4">ho</text:span><text:span text:style-name="T3"> </text:span><text:span text:style-name="T4">tématu</text:span><text:span text:style-name="T3"> jsem se </text:span><text:span text:style-name="T4">konkrétně</text:span><text:span text:style-name="T3"> zaměřil na modelování </text:span><text:span text:style-name="T4">im</text:span><text:span text:style-name="T3">pulzních neuronových sítí </text:span><text:span text:style-name="T33">a konverzi „klasických“ neuronových sítí na impulzní</text:span><text:span text:style-name="T3">. </text:span></text:p>
      <text:p text:style-name="P7"><text:span text:style-name="T4">Impulzní neuronové sítě jsou umělé neuronové sítě, které modelují </text:span><text:span text:style-name="T7">procesy v</text:span><text:span text:style-name="T4"> biologick</text:span><text:span text:style-name="T7">ých</text:span><text:span text:style-name="T4"> ne</text:span><text:span text:style-name="T6">uronov</text:span><text:span text:style-name="T7">ých</text:span><text:span text:style-name="T4"> </text:span><text:span text:style-name="T6">sít</text:span><text:span text:style-name="T7">ích</text:span><text:span text:style-name="T4"> přesněji než klasické umělé (analogové) neuronové sítě. </text:span><text:span text:style-name="T5">Toho dosahují zakomponováním časové složky do modelu neuron</text:span><text:span text:style-name="T27">u</text:span><text:span text:style-name="T5"> a </text:span><text:span text:style-name="T27">nahrazením aktivační funkce </text:span><text:span text:style-name="T28">elektrickými impu</text:span><text:span text:style-name="T31">l</text:span><text:span text:style-name="T30">z</text:span><text:span text:style-name="T28">y. Tyto impulzy </text:span><text:span text:style-name="T30">(akční potenciály)</text:span><text:span text:style-name="T28"> vznikají v ok</text:span><text:span text:style-name="T32">am</text:span><text:span text:style-name="T28">žiku, kdy suma vážených vstupů (</text:span><text:span text:style-name="T29">postsynaptický</text:span><text:span text:style-name="T30">ch</text:span><text:span text:style-name="T29"> potenciál</text:span><text:span text:style-name="T30">ů</text:span><text:span text:style-name="T28">) překročí </text:span><text:span text:style-name="T33">určitou</text:span><text:span text:style-name="T5"> mezní hodnot</text:span><text:span text:style-name="T28">u</text:span><text:span text:style-name="T5"> pro aktivaci neuron</text:span><text:span text:style-name="T28">u</text:span><text:span text:style-name="T5">. </text:span><text:span text:style-name="T6">Díky tomu se informace v takovém modelu </text:span><text:span text:style-name="T33">dokáže šířit</text:span><text:span text:style-name="T6"> asynchronně.</text:span><text:span text:style-name="T4"> </text:span><text:span text:style-name="T9">Pro impulzní neurony existuje řada modelů, které se liší hlavně mírou detailu, a to od tohoto základního modelu po modelování iontových kanálů na membráně neuronu </text:span><text:span text:style-name="T15">a prostorových vztahů mezi </text:span><text:span text:style-name="T21">jednotlivými</text:span><text:span text:style-name="T15"> neurony </text:span><text:span text:style-name="T21">sítě</text:span><text:span text:style-name="T9">.</text:span></text:p>
      <text:p text:style-name="P8"><text:span text:style-name="T10">Když </text:span><text:span text:style-name="T11">alespoň zhruba víme, co to jsou impulzní neuronové sítě, tak by nás jistě zajímalo k čemu se to dá využít. </text:span><text:span text:style-name="T12">Jedna možnost využití je samotné modelování pro hlubší porozumění biologickým sítím. Druhá možnost je využít impulzní sítě jako klasické umělé neuronové sítě pro klasifikaci a strojové učení. V tom případě nás bude zajímat, jestli to má nějaké výhody </text:span><text:span text:style-name="T13">a nevýhody</text:span><text:span text:style-name="T12"> oproti „</text:span><text:span text:style-name="T8">klasickým“</text:span><text:span text:style-name="T12"> analogovým neuronovým sítím. </text:span><text:span text:style-name="T14">Další otázkou je jestli bude možné dosavadní poznatky a modely z „klasických“ neuronových sítí znovu využít.</text:span></text:p>
      <text:p text:style-name="P13"><text:span text:style-name="T16">V</text:span><text:span text:style-name="T17">e </text:span><text:span text:style-name="T16">chvíli, </text:span><text:span text:style-name="T17">kdy</text:span><text:span text:style-name="T16"> máme <text:s/>určitou představu, </text:span><text:span text:style-name="T18">jak impulzní sítě fungují, bychom </text:span><text:span text:style-name="T19">pro ně rádi našli vhodnou aplikaci</text:span><text:span text:style-name="T16">. A tak by nás zajímalo, jak vlastně impulzní neuronové sítě vytvářet </text:span><text:span text:style-name="T19">a simulovat</text:span><text:span text:style-name="T16">. Ideálně bychom k tomu rádi využily nějaké už existující nástroje, které nám práci ulehčí. Proto prvním milníkem mé práce bylo prozkoumat, jaké nástroje jsou k mání, co které z nich dovedou, jak se s nimi pracuje </text:span><text:span text:style-name="T18">a jak aktivní je komunita okolo nich</text:span><text:span text:style-name="T16">. </text:span><text:span text:style-name="T20">Tyto poznatky jsem se pokusil co nejlépe zdokumentovat a vytvořit ucelené srovnání jednotlivých nástrojů.</text:span></text:p>
      <text:p text:style-name="P4">Druhým cílem mé práce bylo vytvořit s pomocí některého z prozkoumaných nástrojů impulzní neuronovou síť a použít ji k řešení vhodného problému.</text:p>
      <text:p text:style-name="P2"><text:span text:style-name="T22">Klasifikace datasetů MNIST a </text:span><text:span text:style-name="T1">„Guess the number“ P300 EEG vln</text:span></text:p>
      <text:p text:style-name="P14"><text:span text:style-name="T34">Jako vhodné problémy se ukázaly dvě klasifikační úlohy. První z nich byla </text:span><text:span text:style-name="T35">klasifikace datové sady ručně psaných číslic známá pod zkratkou MNIST. Tato úloha je sice pro dnešní analogové neuronové </text:span><text:soft-page-break/><text:span text:style-name="T35">sítě zvládnutelná bez problémů, ale stále </text:span><text:span text:style-name="T64">ji lze použít</text:span><text:span text:style-name="T35"> pro porovnání různých klasifikátorů </text:span><text:span text:style-name="T36">a v oblasti impulzních neuronových sítí je stále používaná</text:span><text:span text:style-name="T35">. </text:span></text:p>
      <text:p text:style-name="P15"><text:span text:style-name="T37">Druhou úlohou byl</text:span><text:span text:style-name="T38">a klasifikace P300 </text:span><text:span text:style-name="T39">vln v EEG signálu. </text:span><text:span text:style-name="T40">Datová sada byla složena z </text:span><text:span text:style-name="T65">množin</text:span><text:span text:style-name="T66">y</text:span><text:span text:style-name="T65"> krátkých intervalů EEG signálu, které byly zaznamenané v okamžiku vnějšího stimulu. <text:s/></text:span><text:span text:style-name="T66">Cílem úlohy bylo rozpoznat </text:span><text:span text:style-name="T67">ze signálu, které intervaly byly zaznamenány během cílového stimulu od ostatních.</text:span><text:span text:style-name="T39"> </text:span><text:span text:style-name="T41">Tento problém byl </text:span><text:span text:style-name="T44">přede mnou</text:span><text:span text:style-name="T41"> řešen </text:span><text:span text:style-name="T45">pomocí klasické konvoluční neuronové sítě</text:span><text:span text:style-name="T41"> panem doktorem Vařekou, a mým úkolem tedy bylo </text:span><text:span text:style-name="T42">zkonvertovat</text:span><text:span text:style-name="T41"> tuto </text:span><text:span text:style-name="T42">existující</text:span><text:span text:style-name="T41"> </text:span><text:span text:style-name="T43">architekturu </text:span><text:span text:style-name="T41">na impulzní </text:span><text:span text:style-name="T45">neuronovou síť </text:span><text:span text:style-name="T43">a porovnat jejich výsledky</text:span><text:span text:style-name="T41">.</text:span></text:p>
      <text:p text:style-name="P3">Použité <text:span text:style-name="T78">metody a</text:span> nástroje</text:p>
      <text:p text:style-name="P17"><text:span text:style-name="T46">Při studiu </text:span><text:span text:style-name="T47">teorie jsem se dozvěděl o několika možných přístupech k vytvoření impulzních modelů. </text:span><text:span text:style-name="T68">V práci jsem se z</text:span><text:span text:style-name="T47">aměřil hlavně na impulzní sítě, které jsou trénovány s dohledem. Jedn</text:span><text:span text:style-name="T74">ou</text:span><text:span text:style-name="T47"> možn</text:span><text:span text:style-name="T74">ostí</text:span><text:span text:style-name="T47"> je </text:span><text:span text:style-name="T48">přistupovat k výstupu neuronů jako k </text:span><text:span text:style-name="T49">běžné</text:span><text:span text:style-name="T48"> aktivační funkci. </text:span><text:span text:style-name="T49">I</text:span><text:span text:style-name="T48">mpulz </text:span><text:span text:style-name="T49">je pak</text:span><text:span text:style-name="T48"> reprezentován Diracovou delta funkcí. </text:span><text:span text:style-name="T69">Takovou funkci však nelze jednoduše derivovat a tato vlastnost komplikuje použití optimalizačních</text:span><text:span text:style-name="T68"> metod známých z analogových neuronových sítí. </text:span><text:span text:style-name="T70">Bylo již sice navrženo několik možných řešení tohoto problému, ale bude nutný další výzkum v této oblasti ke zlepšení výsledků.</text:span></text:p>
      <text:p text:style-name="P18"><text:span text:style-name="T70">Další přístup k impulzním modelům </text:span><text:span text:style-name="T71">trénování impulzní sítě zcela vynechává a využívá předem natrénovaný model analogové neuronové sítě. Tento naučený model posléze zkonvertuje do modelu impulzní neuronové sítě. </text:span><text:span text:style-name="T72">Tento přístup lze ještě rozdělit do dvou variant. První varianta je natrénovat model tak jak je, a během konverze přeškálovat optimalizované parametry pro daný simulátor. Druhá možnost je dopředu zavést určitá omezení pro původní model a natrénovat jej s těmito omezeními. Získané parametry je pak možné použít přímo během simulace impulzní sítě.</text:span></text:p>
      <text:p text:style-name="P19"><text:span text:style-name="T72">V </text:span><text:span text:style-name="T63">praktické části mé práce jsem vyzkoušel právě tyto konverzní metody. Tím byl ovlivněn i výběr použitých nástrojů.</text:span></text:p>
      <text:p text:style-name="P16"><text:span text:style-name="T73">Simulačních nástrojů jsem vyzkoušel několik a nakonec</text:span><text:span text:style-name="T50"> jsem vybral dva, které se nejlépe hodily pro další experimenty a dále jsem pracoval pouze s nimi. Prvním z nich je platforma Nengo, která </text:span><text:span text:style-name="T51">vznikla</text:span><text:span text:style-name="T50"> </text:span><text:span text:style-name="T52">na kanadské University of Waterloo. </text:span><text:span text:style-name="T53">Architek</text:span><text:span text:style-name="T56">t</text:span><text:span text:style-name="T53">ura této platformy je složena z jednotného frontendu pro návrh modelů a řady simulátorů. To umožňuje vytvořit jednotný model, který lze poté spustit </text:span><text:span text:style-name="T54">na různě implementovaných simulátorech nebo na různých počítačových architekturách. Nabízí </text:span><text:span text:style-name="T55">například</text:span><text:span text:style-name="T54"> simulátory pro </text:span><text:span text:style-name="T57">neuromorfický</text:span><text:span text:style-name="T54"> </text:span><text:span text:style-name="T55">chip Intel Loihi </text:span><text:span text:style-name="T57">nebo chip</text:span><text:span text:style-name="T55"> SpiNNaker, který byl vytvořen na univerzitě v Manchesteru.</text:span></text:p>
      <text:p text:style-name="P9">Další komponentou Nenga je balík Nengo-DL. Ten obsahuje <text:span text:style-name="T24">simulátor </text:span><text:span text:style-name="T25">implementovaný pomocí výpočetního frameworku Tensorflow a také definuje vlastní rozhraní pro vytváření modelu. Toto rozhraní je identické s </text:span><text:span text:style-name="T26">rozhraním frameworku Keras, </text:span><text:span text:style-name="T79">který je jedním z populárních nástrojů pro tvorbu klasických neuronových sítí</text:span><text:span text:style-name="T26">. To usnadňuje přechod k impulzním sítím pro uživatele, kteří mají s Keras API zkušenosti. </text:span><text:span text:style-name="T79">Nengo-DL také umožňuje konvertovat klasické modely z Kerasu na impulzní modely.</text:span></text:p>
      <text:p text:style-name="P20"><text:span text:style-name="T58">Druhým nástrojem, který jsem vybral je SNN Toolbox. SNN Toolbox je nástroj pro převod naučených modelů klasických </text:span><text:span text:style-name="T59">neuronových sítí na impulzní. </text:span><text:span text:style-name="T51">Jako vstup </text:span><text:span text:style-name="T57">dokáže použít kromě </text:span><text:span text:style-name="T51">Keras</text:span><text:span text:style-name="T57"> modelů také </text:span><text:soft-page-break/><text:span text:style-name="T57">modely z deep learning knihoven PyTorch, Lasagne a Caffe</text:span><text:span text:style-name="T51">. </text:span><text:span text:style-name="T60">Z takového vstupního modelu je toolboxem </text:span><text:span text:style-name="T73">abst</text:span><text:span text:style-name="T60">rahován interní Keras model. </text:span><text:span text:style-name="T61">Tento model pak slouží jako základ pro samotnou konverzi na impulzní síť. </text:span></text:p>
      <text:p text:style-name="P11">Výsledky práce</text:p>
      <text:p text:style-name="P21"><text:span text:style-name="T80">Za nejvýznamnější výstup své práce považuji zpracování </text:span><text:span text:style-name="T81">aktuálních trendů ve výzkumu impulzních neuronových sítí, které snad poslouží jako základ pro další práce v této oblasti. Podobně může budoucím zájemcům pomoci můj popis a srovnání nejpoužívanějších simulátorů impulzních sítí a mé osobní zkušenosti s </text:span><text:span text:style-name="T82">nástroji</text:span><text:span text:style-name="T81"> Neng</text:span><text:span text:style-name="T75">o</text:span><text:span text:style-name="T81"> a SNN-Toolbox.</text:span></text:p>
      <text:p text:style-name="P22"><text:span text:style-name="T75">Druhou praktickou úlohu (Klasifikaci kognitivních evokovaných potenciálů) jsem řešil konverzí existující konvoluční sítě pomocí SNN-Toolboxu. </text:span><text:span text:style-name="T76">Výsledný impulzní model byl křížově zvalidován ve třiceti náhodných iteracích. Výsledky zkonvertovaného modelu nedosahovali stejné přesnosti jako původní konvoluční síť. Podobná několika-procentní ztráta přesnosti byla evidována i v dalších publikacích na toto téma.</text:span></text:p>
      <text:p text:style-name="P12">Závěr</text:p>
      <text:p text:style-name="P24"><text:span text:style-name="T83">Poznatky z mé práce se dají shrnout takto:</text:span></text:p>
      <text:list xml:id="list627249144" text:style-name="L2">
        <text:list-item>
          <text:p text:style-name="P23">Impulzní neuronové sítě jsou zajímavým rozšířením konceptu dnes běžně používaných neuronových sítí.</text:p>
        </text:list-item>
        <text:list-item>
          <text:p text:style-name="P23">Jejich vývoj je i přes značné pokroky v posledních letech spíše na začátku.</text:p>
        </text:list-item>
        <text:list-item>
          <text:p text:style-name="P23">Pozitivem je možnost využít stávající architektury neuronových sítí.</text:p>
        </text:list-item>
        <text:list-item>
          <text:p text:style-name="P25"><text:span text:style-name="T83">Simulační platforma </text:span><text:span text:style-name="T84">Nengo</text:span><text:span text:style-name="T83"> může na nové uživatele působit </text:span><text:span text:style-name="T77">složitě</text:span><text:span text:style-name="T83">. </text:span><text:span text:style-name="T84">S pomocí komunity ale nabízí mnohem větší možnosti využití.</text:span></text:p>
        </text:list-item>
        <text:list-item>
          <text:p text:style-name="P26">SNN-Toolbox je vhodný na rychlé vyzkoušení převodu existující sítě. Není však vhodný pro větší práce, které se budou postupně rozvíjet a měni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:kern" svg:font-family="'Liberation Serif:ker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text-underline-style="solid" style:text-underline-width="auto" style:text-underline-color="font-color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:kern" fo:font-family="'Liberation Serif:ker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09T20:27:07.237000000</dc:date>
    <meta:editing-duration>PT19H54M</meta:editing-duration>
    <meta:editing-cycles>33</meta:editing-cycles>
    <meta:document-statistic meta:table-count="0" meta:image-count="0" meta:object-count="0" meta:page-count="3" meta:paragraph-count="29" meta:word-count="1069" meta:character-count="7384" meta:non-whitespace-character-count="6344"/>
  </office:meta>
</office:document-meta>
</file>